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o, basically, this tavern now belongs to
us, the bandit gang!</text:p>
          </table:table-cell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 office:value-type="string">
            <text:p>Tie up all'a your customers and keep your
mouth shut, got it?!!</text:p>
          </table:table-cell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 office:value-type="string">
            <text:p>Reception
"E-Eeeep!!"</text:p>
          </table:table-cell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ice, now the guards are sure to come runnin',
so all we gotta do is hit the houses while
they're wide open, and it's mission complete...)</text:p>
          </table:table-cell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 office:value-type="string">
            <text:p>Bandit
"(Uhh, boss...?)"</text:p>
          </table:table-cell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 office:value-type="string">
            <text:p>Bandit
"(How exactly are we supposed to get away
from the guards...?)"</text:p>
          </table:table-cell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ow else? We're gonna face 'em head-on.)</text:p>
          </table:table-cell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 office:value-type="string">
            <text:p>(Most'a their soldiers are out on demon duty
anyway, so I'm pretty sure there ain't gonna be
too many'a them.)</text:p>
          </table:table-cell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 office:value-type="string">
            <text:p>Bandit
"(Got it!)"</text:p>
          </table:table-cell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Aahh... I've gotta piss like a racehorse...)</text:p>
          </table:table-cell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 office:value-type="string">
            <text:p>(Let's get this over with quick so I can hit up
the ladies'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